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da2e" officeooo:paragraph-rsid="0013da2e"/>
    </style:style>
    <style:style style:name="P2" style:family="paragraph" style:parent-style-name="Standard">
      <style:text-properties fo:font-weight="bold" officeooo:rsid="0013da2e" officeooo:paragraph-rsid="0013da2e" style:font-weight-asian="bold" style:font-weight-complex="bold"/>
    </style:style>
    <style:style style:name="P3" style:family="paragraph" style:parent-style-name="Standard">
      <style:text-properties fo:font-weight="normal" officeooo:rsid="0013da2e" officeooo:paragraph-rsid="0013da2e" style:font-weight-asian="normal" style:font-weight-complex="normal"/>
    </style:style>
    <style:style style:name="P4" style:family="paragraph" style:parent-style-name="Standard">
      <style:text-properties fo:font-weight="normal" officeooo:rsid="00141f8b" officeooo:paragraph-rsid="00141f8b" style:font-weight-asian="normal" style:font-weight-complex="normal"/>
    </style:style>
    <style:style style:name="P5" style:family="paragraph" style:parent-style-name="Standard">
      <style:text-properties fo:font-size="14pt" fo:font-weight="bold" officeooo:rsid="0013da2e" officeooo:paragraph-rsid="0013da2e" style:font-size-asian="14pt" style:font-weight-asian="bold" style:font-size-complex="14pt" style:font-weight-complex="bold"/>
    </style:style>
    <style:style style:name="P6" style:family="paragraph" style:parent-style-name="Standard">
      <style:text-properties fo:font-size="14pt" fo:font-weight="bold" officeooo:rsid="00141f8b" officeooo:paragraph-rsid="00141f8b"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9ed73" officeooo:paragraph-rsid="0019ed73"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normal" officeooo:rsid="0017dcdd" officeooo:paragraph-rsid="0017dcdd" style:font-size-asian="14pt" style:font-weight-asian="normal" style:font-size-complex="14pt" style:font-weight-complex="normal"/>
    </style:style>
    <style:style style:name="P9" style:family="paragraph" style:parent-style-name="Standard">
      <style:text-properties fo:font-size="12pt" fo:font-weight="normal" officeooo:rsid="00141f8b" officeooo:paragraph-rsid="00141f8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4f45b" officeooo:paragraph-rsid="0014f45b" style:font-size-asian="12pt" style:font-weight-asian="normal" style:font-size-complex="12pt" style:font-weight-complex="normal"/>
    </style:style>
    <style:style style:name="P11" style:family="paragraph" style:parent-style-name="Standard">
      <style:text-properties fo:font-size="12pt" fo:font-weight="normal" officeooo:rsid="0018eaf9" officeooo:paragraph-rsid="0018eaf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4f45b" officeooo:paragraph-rsid="0014f45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5861a" officeooo:paragraph-rsid="0015861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633c4" officeooo:paragraph-rsid="001633c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7dcdd" officeooo:paragraph-rsid="0017dcdd" style:font-size-asian="10.5pt" style:font-weight-asian="normal" style:font-size-complex="12pt" style:font-weight-complex="normal"/>
    </style:style>
    <style:style style:name="P16" style:family="paragraph" style:parent-style-name="Standard">
      <style:text-properties fo:font-size="12pt" fo:font-weight="bold" officeooo:rsid="00141f8b" officeooo:paragraph-rsid="00141f8b"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4f45b" officeooo:paragraph-rsid="0014f45b" style:font-size-asian="10.5pt" style:font-weight-asian="bold" style:font-size-complex="12pt" style:font-weight-complex="bold"/>
    </style:style>
    <style:style style:name="P18" style:family="paragraph" style:parent-style-name="Standard">
      <style:text-properties officeooo:rsid="0014f45b" officeooo:paragraph-rsid="0014f45b"/>
    </style:style>
    <style:style style:name="P19" style:family="paragraph" style:parent-style-name="Standard">
      <style:paragraph-properties fo:text-align="center" style:justify-single-word="false"/>
      <style:text-properties fo:font-size="18pt" fo:font-weight="bold" officeooo:rsid="0014f45b" officeooo:paragraph-rsid="0014f45b" style:font-size-asian="18pt" style:font-weight-asian="bold" style:font-size-complex="18pt" style:font-weight-complex="bold"/>
    </style:style>
    <style:style style:name="P20" style:family="paragraph" style:parent-style-name="Standard">
      <style:paragraph-properties fo:text-align="center" style:justify-single-word="false"/>
      <style:text-properties fo:font-size="18pt" fo:font-weight="bold" officeooo:rsid="0013da2e" officeooo:paragraph-rsid="0013da2e" style:font-size-asian="18pt" style:font-weight-asian="bold" style:font-size-complex="18pt" style:font-weight-complex="bold"/>
    </style:style>
    <style:style style:name="P21" style:family="paragraph" style:parent-style-name="Standard">
      <style:paragraph-properties fo:text-align="center" style:justify-single-word="false"/>
      <style:text-properties fo:font-size="18pt" fo:font-weight="bold" officeooo:rsid="0015861a" officeooo:paragraph-rsid="0015861a"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18pt" fo:font-weight="bold" officeooo:rsid="0017dcdd" officeooo:paragraph-rsid="0017dcdd" style:font-size-asian="18pt" style:font-weight-asian="bold" style:font-size-complex="18pt" style:font-weight-complex="bold"/>
    </style:style>
    <style:style style:name="P23" style:family="paragraph" style:parent-style-name="Standard">
      <style:paragraph-properties fo:text-align="center" style:justify-single-word="false"/>
      <style:text-properties officeooo:paragraph-rsid="0017dcdd"/>
    </style:style>
    <style:style style:name="P24" style:family="paragraph" style:parent-style-name="Standard">
      <style:paragraph-properties fo:text-align="center" style:justify-single-word="false"/>
      <style:text-properties style:font-name="Calibri" fo:font-size="20pt" fo:font-weight="bold" officeooo:paragraph-rsid="0017dcdd" style:font-name-asian="Calibri1" style:font-size-asian="20pt" style:font-weight-asian="bold" style:font-name-complex="Calibri1"/>
    </style:style>
    <style:style style:name="P25" style:family="paragraph" style:parent-style-name="Standard">
      <style:paragraph-properties fo:text-align="center" style:justify-single-word="false"/>
      <style:text-properties style:font-name="Calibri" fo:font-size="15pt" fo:font-weight="bold" officeooo:rsid="0017dcdd" officeooo:paragraph-rsid="0017dcdd" style:font-name-asian="Calibri1" style:font-size-asian="15pt" style:font-weight-asian="bold" style:font-name-complex="Calibri1" style:font-size-complex="18pt" style:font-weight-complex="bold"/>
    </style:style>
    <style:style style:name="P26" style:family="paragraph" style:parent-style-name="Standard">
      <style:text-properties officeooo:rsid="0013da2e" officeooo:paragraph-rsid="0013da2e"/>
    </style:style>
    <style:style style:name="P27" style:family="paragraph" style:parent-style-name="Standard">
      <style:text-properties fo:font-size="12pt" fo:font-weight="normal" officeooo:rsid="00141f8b" officeooo:paragraph-rsid="00141f8b" style:font-size-asian="12pt" style:font-weight-asian="normal" style:font-size-complex="12pt" style:font-weight-complex="normal"/>
    </style:style>
    <style:style style:name="P28" style:family="paragraph" style:parent-style-name="Standard">
      <style:text-properties fo:font-size="12pt" fo:font-weight="normal" officeooo:rsid="0013da2e" officeooo:paragraph-rsid="001c501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633c4" officeooo:paragraph-rsid="001633c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c5011" officeooo:paragraph-rsid="001c5011" style:font-size-asian="10.5pt" style:font-weight-asian="normal" style:font-size-complex="12pt" style:font-weight-complex="normal"/>
    </style:style>
    <style:style style:name="P31" style:family="paragraph" style:parent-style-name="Standard">
      <style:text-properties fo:font-weight="bold" officeooo:rsid="0013da2e" officeooo:paragraph-rsid="001c5011" style:font-weight-asian="bold" style:font-weight-complex="bold"/>
    </style:style>
    <style:style style:name="P32" style:family="paragraph" style:parent-style-name="Standard">
      <style:paragraph-properties fo:text-align="center" style:justify-single-word="false"/>
      <style:text-properties fo:font-size="18pt" fo:font-weight="bold" officeooo:rsid="0014f45b" officeooo:paragraph-rsid="0014f45b" style:font-size-asian="18pt" style:font-weight-asian="bold" style:font-size-complex="18pt" style:font-weight-complex="bold"/>
    </style:style>
    <style:style style:name="P33" style:family="paragraph" style:parent-style-name="Standard">
      <style:text-properties fo:font-size="14pt" fo:font-weight="bold" officeooo:rsid="00141f8b" officeooo:paragraph-rsid="00141f8b" style:font-size-asian="14pt" style:font-weight-asian="bold" style:font-size-complex="14pt" style:font-weight-complex="bold"/>
    </style:style>
    <style:style style:name="P34" style:family="paragraph" style:parent-style-name="Standard">
      <style:paragraph-properties fo:margin-left="0.635cm" fo:margin-right="0cm" fo:text-align="justify" style:justify-single-word="false" fo:text-indent="0cm" style:auto-text-indent="false"/>
      <style:text-properties style:font-name="Calibri" fo:font-size="12pt" fo:font-weight="normal" officeooo:rsid="0014f45b" officeooo:paragraph-rsid="0014f45b" style:font-name-asian="Calibri1" style:font-size-asian="12pt" style:font-weight-asian="normal" style:font-name-complex="Calibri1" style:font-size-complex="12pt" style:font-weight-complex="normal"/>
    </style:style>
    <style:style style:name="T1" style:family="text">
      <style:text-properties style:font-name="Calibri" fo:font-size="20pt" fo:font-weight="bold" style:font-name-asian="Calibri1" style:font-size-asian="20pt" style:font-weight-asian="bold" style:font-name-complex="Calibri1"/>
    </style:style>
    <style:style style:name="T2" style:family="text">
      <style:text-properties style:font-name="Calibri" fo:font-size="20pt" fo:font-weight="bold" officeooo:rsid="0017dcdd" style:font-name-asian="Calibri1" style:font-size-asian="20pt" style:font-weight-asian="bold" style:font-name-complex="Calibri1"/>
    </style:style>
    <style:style style:name="T3" style:family="text">
      <style:text-properties officeooo:rsid="001633c4"/>
    </style:style>
    <style:style style:name="T4" style:family="text">
      <style:text-properties officeooo:rsid="0017dcdd"/>
    </style:style>
    <style:style style:name="T5" style:family="text">
      <style:text-properties officeooo:rsid="001c50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4"/>
      <text:p text:style-name="P24"/>
      <text:p text:style-name="P24"/>
      <text:p text:style-name="P24">Pracownia Specjalistyczna</text:p>
      <text:p text:style-name="P24"/>
      <text:p text:style-name="P23"><text:span text:style-name="T1"><text:s/>Podstaw</text:span><text:span text:style-name="T2">y</text:span><text:span text:style-name="T1"> Programowania</text:span></text:p>
      <text:p text:style-name="P24"/>
      <text:p text:style-name="P24"/>
      <text:p text:style-name="P24">Temat:</text:p>
      <text:p text:style-name="P24"/>
      <text:p text:style-name="P25">Tekstowa Gra Labiryntowa</text:p>
      <text:p text:style-name="P19"/>
      <text:p text:style-name="P19"/>
      <text:p text:style-name="P19"/>
      <text:p text:style-name="P19"/>
      <text:p text:style-name="P8">Autor: Paweł Krzywosz</text:p>
      <text:p text:style-name="P8">Informatyka semestr I, grupa ćw I</text:p>
      <text:p text:style-name="P8">Prowadzący: Zenon A. Sosnowski</text:p>
      <text:p text:style-name="P8"/>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mat Projektu</text:p>
      <text:p text:style-name="P10"/>
      <text:p text:style-name="P34">„Zadaniem gracza jest wyjście z labiryntu. Aktualne położenie gracza przedstawione jest w postaci tekstowego opisu (wraz z listą możliwych kierunków ruchu) lub symbolicznej grafiki ASCII. Gracz wykonuje ruch przy pomocy wpisywanych komend (np. północ, południe, wschód, zachód). Niekiedy drogę blokują drzwi (różnego typu), do których pasują różne typy kluczy (oznaczone np. numerami). Klucze można znaleźć wewnątrz labiryntu. Do ich podniesienia i użycia służ osobne komendy. Układ labiryntu jest wczytywany z pliku tekstowego.</text:p>
      <text:p text:style-name="P19"/>
      <text:p text:style-name="P21">Instrukcja obsługi:</text:p>
      <text:p text:style-name="P21"/>
      <text:p text:style-name="P13">Gra działa w środowisku windows. <text:span text:style-name="T3">Plik z mapą musi się znajdować w folderze z plikiem "exe".</text:span></text:p>
      <text:p text:style-name="P14">Aby zagrać, należy uruchomić plik "<text:span text:style-name="T5">text labirynt game</text:span>.exe".</text:p>
      <text:p text:style-name="P30">Wymagana do prawidłowego działania gry jest konsola umożliwiająca wyświetlenie 40/20 znaków.(szer/wys)</text:p>
      <text:p text:style-name="P14">Po uruchomieniu, użytkownik zostanie poproszony o podanie nazwy pliku z mapą (do projektu zostało dołączone kilka przykładowych sztuk).</text:p>
      <text:p text:style-name="P14">W przypadku gdy plik nie zostanie odnaleziony, program zapyta o ponowienie próby wczytania pliku, możliwe opcje to: y- tak oraz n- nie, co zakończy działanie programu.</text:p>
      <text:p text:style-name="P14">Po poprawnym wczytaniu mapy <text:span text:style-name="T5">rozpocznie się gra, poruszanie się :</text:span></text:p>
      <text:p text:style-name="P15">w- góra</text:p>
      <text:p text:style-name="P15">s- dół</text:p>
      <text:p text:style-name="P15">a- lewo</text:p>
      <text:p text:style-name="P15">d- prawo</text:p>
      <text:p text:style-name="P15">p- wyjście z gry</text:p>
      <text:p text:style-name="P14"/>
      <text:p text:style-name="P19"/>
      <text:p text:style-name="P19"/>
      <text:p text:style-name="P19"/>
      <text:p text:style-name="P19"/>
      <text:p text:style-name="P19"/>
      <text:p text:style-name="P19"/>
      <text:p text:style-name="P19">Obiekty:</text:p>
      <text:p text:style-name="P7">Plik list.h</text:p>
      <text:p text:style-name="P7"/>
      <text:p text:style-name="P17">struct field</text:p>
      <text:p text:style-name="P12">struktura zawierająca informacje o pojedyńczym elemencie gry(pole gry, klucz, drzwi)</text:p>
      <text:p text:style-name="P12"/>
      <text:p text:style-name="P12"/>
      <text:p text:style-name="P17">struct gamemap</text:p>
      <text:p text:style-name="P18">struktura będąca listą elementów o określonym typie</text:p>
      <text:p text:style-name="P1"/>
      <text:p text:style-name="P1"/>
      <text:p text:style-name="P1"/>
      <text:p text:style-name="P1"/>
      <text:p text:style-name="P1"/>
      <text:p text:style-name="P20"><text:soft-page-break/>Funkcje:</text:p>
      <text:p text:style-name="P1"/>
      <text:p text:style-name="P5">Plik main2.txt</text:p>
      <text:p text:style-name="P1"/>
      <text:p text:style-name="P2">void chooseDir(int &amp;movX,int &amp;movY, char dir)</text:p>
      <text:p text:style-name="P2"/>
      <text:p text:style-name="P2">void movePlayer(int &amp;playerX,int &amp;playerY,int movX,int movY,field *pointer,field *Dpointer)</text:p>
      <text:p text:style-name="P3">ustala kierunek ruchu gracza</text:p>
      <text:p text:style-name="P2"/>
      <text:p text:style-name="P2">void readKey(char &amp;key)</text:p>
      <text:p text:style-name="P3">wczytuje polecenie – ruchu bądź pauzy gry</text:p>
      <text:p text:style-name="P2"/>
      <text:p text:style-name="P2"/>
      <text:p text:style-name="P2">bool readmap( char mapfile[], gamemap* map1, gamemap* keysOnFloor, gamemap* lockedDoors,int &amp;keysonmap,int &amp;doorsonmap)</text:p>
      <text:p text:style-name="P3">wczytuje z pliku mapę gry</text:p>
      <text:p text:style-name="P2"/>
      <text:p text:style-name="P2">bool checkmap(gamemap* map1, gamemap* keysOnFloor, gamemap* lockedDoors, int &amp;keysonmap, int &amp;doorsonmap)</text:p>
      <text:p text:style-name="P3">sprawdza częściowo poprawność mapy</text:p>
      <text:p text:style-name="P2"/>
      <text:p text:style-name="P2">void pickKey(gamemap* keysOnFloor, int &amp;keysinpocket,field *keypointer)</text:p>
      <text:p text:style-name="P3">podnosi klucz z mapy</text:p>
      <text:p text:style-name="P2"/>
      <text:p text:style-name="P2">void openTheDoor(gamemap* lockedDoors,int &amp;keysinpocket,field *doorpointer)</text:p>
      <text:p text:style-name="P3">otwiera drzwi, jeśli gracz ma odpowiedni klucz w kieszeni</text:p>
      <text:p text:style-name="P2"/>
      <text:p text:style-name="P2"/>
      <text:p text:style-name="P2">void showmap(int x1, int y1, int playerX,int playerY, field *keypointer, field *doorpointer,gamemap *map1, gamemap *keysOnFloor, gamemap *lockedDoors,int keysinpocket)</text:p>
      <text:p text:style-name="P4">wybiera fragment mapy, który ma zostać wyświetlony</text:p>
      <text:p text:style-name="P1"/>
      <text:p text:style-name="P1"/>
      <text:p text:style-name="P5"/>
      <text:p text:style-name="P5"/>
      <text:p text:style-name="P5">Plik window.h</text:p>
      <text:p text:style-name="P5"/>
      <text:p text:style-name="P16">void setScreen(int x,int y)</text:p>
      <text:p text:style-name="P9">ustala rozmiar okna gry</text:p>
      <text:p text:style-name="P6"/>
      <text:p text:style-name="P16">void showFrame(int y,char line[]=0,int keys=0)</text:p>
      <text:p text:style-name="P9">rysuje ekran gry</text:p>
      <text:p text:style-name="P6"/>
      <text:p text:style-name="P6"/>
      <text:p text:style-name="P6"/>
      <text:p text:style-name="P6"/>
      <text:p text:style-name="P6"/>
      <text:p text:style-name="P6"/>
      <text:p text:style-name="P6"><text:soft-page-break/>Plik list.h</text:p>
      <text:p text:style-name="P6"/>
      <text:p text:style-name="P16">void gamemap::addField(char type, int nr=0, int fieldX=-5,int fieldY=-5)</text:p>
      <text:p text:style-name="P9">dodaje element do listy</text:p>
      <text:p text:style-name="P16"/>
      <text:p text:style-name="P16">void gamemap::showAll()</text:p>
      <text:p text:style-name="P16"/>
      <text:p text:style-name="P16"/>
      <text:p text:style-name="P16">void gamemap::getLine(char line[],int x, int y, int lenght)</text:p>
      <text:p text:style-name="P9">pobiera linię mapy która ma być wypisana na ekran</text:p>
      <text:p text:style-name="P16"/>
      <text:p text:style-name="P16">field gamemap::getField(int posX,int posY)</text:p>
      <text:p text:style-name="P9">zwraca wskaźnik do elementu listy o podanych współrzędnych, gdy takiego elementu nie ma, zwraca wskaźnik na ostatni element, będący "wartownikiem"</text:p>
      <text:p text:style-name="P16"/>
      <text:p text:style-name="P16">field gamemap::getField(char Type)</text:p>
      <text:p text:style-name="P9">zwraca wskaźnik do elementu listy o podanym typie pola, gdy takiego elementu nie ma, zwraca wskaźnik na ostatni element, będący "wartownikiem"</text:p>
      <text:p text:style-name="P11">parametr "F" zwraca wskaźnik na pierwszy element listy</text:p>
      <text:p text:style-name="P16"/>
      <text:p text:style-name="P16">field gamemap::getField(int value)</text:p>
      <text:p text:style-name="P9">zwraca wskaźnik do elementu listy z podanym identyfikatorem, gdy takiego elementu nie ma, zwraca wskaźnik na ostatni element, będący "wartownikiem"</text:p>
      <text:p text:style-name="P16"/>
      <text:p text:style-name="P16">void gamemap::deleteField(field *temp)</text:p>
      <text:p text:style-name="P9">usuwa element z listy</text:p>
      <text:p text:style-name="P9"/>
      <text:p text:style-name="P31">void <text:span text:style-name="T5">gamemap::</text:span>delete_List(gamemap* listtoDel, field* Pointer)</text:p>
      <text:p text:style-name="P28">usuwa listę wraz z wskaźnikiem do tej listy</text:p>
      <text:p text:style-name="P9"/>
      <text:p text:style-name="P22">Plik z mapą:</text:p>
      <text:p text:style-name="P15">#- ściana</text:p>
      <text:p text:style-name="P15">"spacja"-puste pole, po którym można się poruszać</text:p>
      <text:p text:style-name="P15">x- koniec linii</text:p>
      <text:p text:style-name="P15">k-oznacza że pole to klucz, po tej literze wystąpi jego identyfikator np k3</text:p>
      <text:p text:style-name="P15">d- oznacza że pole to drzwi, po tej literze wystąpi ich identyfikator np d2</text:p>
      <text:p text:style-name="P15">B- miejsce startu gry</text:p>
      <text:p text:style-name="P15">E- wyjście z labiryntu</text:p>
      <text:p text:style-name="P15"/>
      <text:p text:style-name="P15">widok w grze:</text:p>
      <text:p text:style-name="P15">#-ściana</text:p>
      <text:p text:style-name="P15">"spacja" – puste pole</text:p>
      <text:p text:style-name="P15">k- klucz</text:p>
      <text:p text:style-name="P15">d- drzwi</text:p>
      <text:p text:style-name="P15">B-miejsce startu gry</text:p>
      <text:p text:style-name="P15">E-wyjście z labiryntu</text:p>
      <text:p text:style-name="P15">X-gracz</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57S</meta:editing-duration>
    <meta:editing-cycles>4</meta:editing-cycles>
    <meta:generator>LibreOffice/5.2.2.2$Windows_X86_64 LibreOffice_project/8f96e87c890bf8fa77463cd4b640a2312823f3ad</meta:generator>
    <dc:date>2017-01-24T12:10:50.391000000</dc:date>
    <meta:document-statistic meta:table-count="0" meta:image-count="0" meta:object-count="0" meta:page-count="4" meta:paragraph-count="82" meta:word-count="551" meta:character-count="4046" meta:non-whitespace-character-count="3574"/>
    <meta:user-defined meta:name="Info 1"/>
    <meta:user-defined meta:name="Info 2"/>
    <meta:user-defined meta:name="Info 3"/>
    <meta:user-defined meta:name="Info 4"/>
  </office:meta>
</office:document-meta>
</file>